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hora queremos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mW</text:p>
          </table:table-cell>
          <table:table-cell/>
          <table:table-cell office:value-type="string" calcext:value-type="string">
            <text:p>Murió, se movió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W</text:p>
          </table:table-cell>
          <table:table-cell table:formula="of:=[.K1]/2.06" office:value-type="float" office:value="8.30097087378641" calcext:value-type="float">
            <text:p>8.3009708737864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legar al lasing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30~</text:p>
          </table:table-cell>
          <table:table-cell table:number-columns-repeated="2"/>
          <table:table-cell office:value-type="string" calcext:value-type="string">
            <text:p>Empezamos de 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9.4" calcext:value-type="float">
            <text:p>19.4</text:p>
          </table:table-cell>
          <table:table-cell office:value-type="string" calcext:value-type="string">
            <text:p>***</text:p>
          </table:table-cell>
          <table:table-cell table:formula="of:=[.K2]/2.1" office:value-type="float" office:value="9.23809523809524" calcext:value-type="float">
            <text:p>9.23809523809524</text:p>
          </table:table-cell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e nuevo desde condensación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nuevo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1.2" calcext:value-type="float">
            <text:p>21.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T=10.34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Carpeta 0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.1" calcext:value-type="float">
            <text:p>26.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9"/>
          <table:table-cell office:value-type="float" office:value="82" calcext:value-type="float">
            <text:p>82</text:p>
          </table:table-cell>
          <table:table-cell office:value-type="float" office:value="27.9" calcext:value-type="float">
            <text:p>27.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Repetimos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31.1" calcext:value-type="float">
            <text:p>31.1</text:p>
          </table:table-cell>
          <table:table-cell table:style-name="ce1" office:value-type="string" calcext:value-type="string">
            <text:p>Saturó</text:p>
          </table:table-cell>
          <table:table-cell office:value-type="string" calcext:value-type="string">
            <text:p>con CCD</text:p>
          </table:table-cell>
          <table:table-cell office:value-type="string" calcext:value-type="string">
            <text:p>pero del otro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84" calcext:value-type="float">
            <text:p>84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***+**</text:p>
          </table:table-cell>
          <table:table-cell office:value-type="string" calcext:value-type="string">
            <text:p>el CCD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number-columns-repeated="9"/>
          <table:table-cell office:value-type="float" office:value="85" calcext:value-type="float">
            <text:p>85</text:p>
          </table:table-cell>
          <table:table-cell office:value-type="float" office:value="35.5" calcext:value-type="float">
            <text:p>35.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table:style-name="ce1" office:value-type="float" office:value="86" calcext:value-type="float">
            <text:p>86</text:p>
          </table:table-cell>
          <table:table-cell table:style-name="ce1" office:value-type="float" office:value="40.5" calcext:value-type="float">
            <text:p>40.5</text:p>
          </table:table-cell>
          <table:table-cell table:style-name="ce1" office:value-type="string" calcext:value-type="string">
            <text:p>Saturó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87" calcext:value-type="float">
            <text:p>87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***+**+*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9"/>
          <table:table-cell table:style-name="ce1" office:value-type="float" office:value="88" calcext:value-type="float">
            <text:p>88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Saturó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***+**+*+negr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50.9" calcext:value-type="float">
            <text:p>50.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9"/>
          <table:table-cell office:value-type="float" office:value="91" calcext:value-type="float">
            <text:p>91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9"/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9"/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9"/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icos raros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9"/>
          <table:table-cell office:value-type="float" office:value="95" calcext:value-type="float">
            <text:p>95</text:p>
          </table:table-cell>
          <table:table-cell office:value-type="float" office:value="87.5" calcext:value-type="float">
            <text:p>87.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9"/>
          <table:table-cell office:value-type="float" office:value="96" calcext:value-type="float">
            <text:p>96</text:p>
          </table:table-cell>
          <table:table-cell office:value-type="float" office:value="91.5" calcext:value-type="float">
            <text:p>91.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Fuera del file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9"/>
          <table:table-cell office:value-type="float" office:value="98" calcext:value-type="float">
            <text:p>98</text:p>
          </table:table-cell>
          <table:table-cell office:value-type="float" office:value="109" calcext:value-type="float">
            <text:p>109</text:p>
          </table:table-cell>
          <table:table-cell table:formula="of:=[.K22]/2.06" office:value-type="float" office:value="52.9126213592233" calcext:value-type="float">
            <text:p>52.912621359223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9"/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9"/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9"/>
          <table:table-cell office:value-type="float" office:value="101" calcext:value-type="float">
            <text:p>101</text:p>
          </table:table-cell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9"/>
          <table:table-cell office:value-type="float" office:value="102" calcext:value-type="float">
            <text:p>102</text:p>
          </table:table-cell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9"/>
          <table:table-cell office:value-type="float" office:value="103" calcext:value-type="float">
            <text:p>103</text:p>
          </table:table-cell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9"/>
          <table:table-cell office:value-type="float" office:value="104" calcext:value-type="float">
            <text:p>104</text:p>
          </table:table-cell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9"/>
          <table:table-cell office:value-type="float" office:value="106" calcext:value-type="float">
            <text:p>106</text:p>
          </table:table-cell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table:formula="of:=[.K1]/2.06" office:value-type="float" office:value="8.30097087378641" calcext:value-type="float">
            <text:p>8.30097087378641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K2]/2.06" office:value-type="float" office:value="9.41747572815534" calcext:value-type="float">
            <text:p>9.41747572815534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K3]/2.06" office:value-type="float" office:value="10.2912621359223" calcext:value-type="float">
            <text:p>10.291262135922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K4]/2.06" office:value-type="float" office:value="11.6504854368932" calcext:value-type="float">
            <text:p>11.6504854368932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K5]/2.06" office:value-type="float" office:value="12.6699029126214" calcext:value-type="float">
            <text:p>12.669902912621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ra el factor del filtro negro</text:p>
          </table:table-cell>
          <table:table-cell table:number-columns-repeated="4"/>
          <table:table-cell table:formula="of:=[.K6]/2.06" office:value-type="float" office:value="13.5436893203884" calcext:value-type="float">
            <text:p>13.543689320388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448" calcext:value-type="float">
            <text:p>448</text:p>
          </table:table-cell>
          <table:table-cell office:value-type="float" office:value="8476" calcext:value-type="float">
            <text:p>8476</text:p>
          </table:table-cell>
          <table:table-cell table:formula="of:=[.I37]/[.H37]" office:value-type="float" office:value="18.9196428571429" calcext:value-type="float">
            <text:p>18.9196428571429</text:p>
          </table:table-cell>
          <table:table-cell table:number-columns-repeated="2"/>
          <table:table-cell table:formula="of:=[.K7]/2.06" office:value-type="float" office:value="15.0970873786408" calcext:value-type="float">
            <text:p>15.09708737864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128" calcext:value-type="float">
            <text:p>1128</text:p>
          </table:table-cell>
          <table:table-cell office:value-type="float" office:value="23232" calcext:value-type="float">
            <text:p>23232</text:p>
          </table:table-cell>
          <table:table-cell table:formula="of:=[.I38]/[.H38]" office:value-type="float" office:value="20.5957446808511" calcext:value-type="float">
            <text:p>20.5957446808511</text:p>
          </table:table-cell>
          <table:table-cell table:number-columns-repeated="2"/>
          <table:table-cell table:formula="of:=[.K8]/2.06" office:value-type="float" office:value="15.3883495145631" calcext:value-type="float">
            <text:p>15.388349514563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91" calcext:value-type="float">
            <text:p>391</text:p>
          </table:table-cell>
          <table:table-cell office:value-type="float" office:value="7123" calcext:value-type="float">
            <text:p>7123</text:p>
          </table:table-cell>
          <table:table-cell table:formula="of:=[.I39]/[.H39]" office:value-type="float" office:value="18.2173913043478" calcext:value-type="float">
            <text:p>18.2173913043478</text:p>
          </table:table-cell>
          <table:table-cell table:number-columns-repeated="2"/>
          <table:table-cell table:formula="of:=[.K9]/2.06" office:value-type="float" office:value="17.2330097087379" calcext:value-type="float">
            <text:p>17.2330097087379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K10]/2.06" office:value-type="float" office:value="19.6601941747573" calcext:value-type="float">
            <text:p>19.6601941747573</text:p>
          </table:table-cell>
          <table:table-cell table:number-columns-repeated="3"/>
        </table:table-row>
        <table:table-row table:style-name="ro1">
          <table:table-cell table:number-columns-repeated="12"/>
          <table:table-cell table:formula="of:=[.K11]/2.06" office:value-type="float" office:value="19.6601941747573" calcext:value-type="float">
            <text:p>19.660194174757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ara el factor del filtro **</text:p>
          </table:table-cell>
          <table:table-cell table:number-columns-repeated="4"/>
          <table:table-cell table:formula="of:=[.K12]/2.06" office:value-type="float" office:value="21.8446601941748" calcext:value-type="float">
            <text:p>21.84466019417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109" calcext:value-type="float">
            <text:p>1109</text:p>
          </table:table-cell>
          <table:table-cell office:value-type="float" office:value="23586" calcext:value-type="float">
            <text:p>23586</text:p>
          </table:table-cell>
          <table:table-cell table:formula="of:=[.I43]/[.H43]" office:value-type="float" office:value="21.2678088367899" calcext:value-type="float">
            <text:p>21.2678088367899</text:p>
          </table:table-cell>
          <table:table-cell table:number-columns-repeated="2"/>
          <table:table-cell table:formula="of:=[.K13]/2.06" office:value-type="float" office:value="21.8446601941748" calcext:value-type="float">
            <text:p>21.844660194174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94" calcext:value-type="float">
            <text:p>394</text:p>
          </table:table-cell>
          <table:table-cell office:value-type="float" office:value="8454" calcext:value-type="float">
            <text:p>8454</text:p>
          </table:table-cell>
          <table:table-cell table:formula="of:=[.I44]/[.H44]" office:value-type="float" office:value="21.4568527918782" calcext:value-type="float">
            <text:p>21.4568527918782</text:p>
          </table:table-cell>
          <table:table-cell table:number-columns-repeated="2"/>
          <table:table-cell table:formula="of:=[.K14]/2.06" office:value-type="float" office:value="24.7087378640777" calcext:value-type="float">
            <text:p>24.7087378640777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253" calcext:value-type="float">
            <text:p>253</text:p>
          </table:table-cell>
          <table:table-cell office:value-type="float" office:value="4959" calcext:value-type="float">
            <text:p>4959</text:p>
          </table:table-cell>
          <table:table-cell table:formula="of:=[.I45]/[.H45]" office:value-type="float" office:value="19.600790513834" calcext:value-type="float">
            <text:p>19.600790513834</text:p>
          </table:table-cell>
          <table:table-cell table:number-columns-repeated="2"/>
          <table:table-cell table:formula="of:=[.K15]/2.06" office:value-type="float" office:value="27.1844660194175" calcext:value-type="float">
            <text:p>27.1844660194175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331" calcext:value-type="float">
            <text:p>331</text:p>
          </table:table-cell>
          <table:table-cell office:value-type="float" office:value="6746" calcext:value-type="float">
            <text:p>6746</text:p>
          </table:table-cell>
          <table:table-cell table:formula="of:=[.I46]/[.H46]" office:value-type="float" office:value="20.380664652568" calcext:value-type="float">
            <text:p>20.380664652568</text:p>
          </table:table-cell>
          <table:table-cell table:number-columns-repeated="2"/>
          <table:table-cell table:formula="of:=[.K16]/2.06" office:value-type="float" office:value="30.0970873786408" calcext:value-type="float">
            <text:p>30.097087378640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4" calcext:value-type="float">
            <text:p>104</text:p>
          </table:table-cell>
          <table:table-cell office:value-type="float" office:value="1890" calcext:value-type="float">
            <text:p>1890</text:p>
          </table:table-cell>
          <table:table-cell table:formula="of:=[.I47]/[.H47]" office:value-type="float" office:value="18.1730769230769" calcext:value-type="float">
            <text:p>18.1730769230769</text:p>
          </table:table-cell>
          <table:table-cell table:number-columns-repeated="6"/>
        </table:table-row>
      </table:table>
      <table:table table:name="Sheet2" table:style-name="ta1"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#Centro </text:p>
          </table:table-cell>
          <table:table-cell office:value-type="string" calcext:value-type="string">
            <text:p><text:s/>err 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 text:c="2"/>Fwhm </text:p>
          </table:table-cell>
          <table:table-cell office:value-type="string" calcext:value-type="string">
            <text:p><text:s/>err </text:p>
          </table:table-cell>
          <table:table-cell table:number-columns-repeated="3"/>
          <table:table-cell office:value-type="string" calcext:value-type="string">
            <text:p><text:s/>Area </text:p>
          </table:table-cell>
          <table:table-cell office:value-type="string" calcext:value-type="string">
            <text:p><text:s/>Err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***</text:p>
          </table:table-cell>
          <table:table-cell office:value-type="float" office:value="1.532529" calcext:value-type="float">
            <text:p>1.532529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1094048.494176" calcext:value-type="float">
            <text:p>1094048.494176</text:p>
          </table:table-cell>
          <table:table-cell office:value-type="float" office:value="338.074065" calcext:value-type="float">
            <text:p>338.074065</text:p>
          </table:table-cell>
          <table:table-cell table:number-columns-repeated="2"/>
          <table:table-cell table:formula="of:=[.I2]*[.$C$35]" office:value-type="float" office:value="1094048.494176" calcext:value-type="float">
            <text:p>1094048.494176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/>
          <table:table-cell office:value-type="float" office:value="1.53263" calcext:value-type="float">
            <text:p>1.53263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2027413.545724" calcext:value-type="float">
            <text:p>2027413.545724</text:p>
          </table:table-cell>
          <table:table-cell office:value-type="float" office:value="523.342675" calcext:value-type="float">
            <text:p>523.342675</text:p>
          </table:table-cell>
          <table:table-cell table:number-columns-repeated="2"/>
          <table:table-cell table:formula="of:=[.I3]*[.$C$35]" office:value-type="float" office:value="2027413.545724" calcext:value-type="float">
            <text:p>2027413.545724</text:p>
          </table:table-cell>
          <table:table-cell/>
        </table:table-row>
        <table:table-row table:style-name="ro1">
          <table:table-cell office:value-type="float" office:value="21.2" calcext:value-type="float">
            <text:p>21.2</text:p>
          </table:table-cell>
          <table:table-cell/>
          <table:table-cell office:value-type="float" office:value="1.532678" calcext:value-type="float">
            <text:p>1.532678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2823295.061304" calcext:value-type="float">
            <text:p>2823295.061304</text:p>
          </table:table-cell>
          <table:table-cell office:value-type="float" office:value="658.027003" calcext:value-type="float">
            <text:p>658.027003</text:p>
          </table:table-cell>
          <table:table-cell table:number-columns-repeated="2"/>
          <table:table-cell table:formula="of:=[.I4]*[.$C$35]" office:value-type="float" office:value="2823295.061304" calcext:value-type="float">
            <text:p>2823295.06130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1.532752" calcext:value-type="float">
            <text:p>1.532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4921976.18023" calcext:value-type="float">
            <text:p>4921976.18023</text:p>
          </table:table-cell>
          <table:table-cell office:value-type="float" office:value="850.82275" calcext:value-type="float">
            <text:p>850.82275</text:p>
          </table:table-cell>
          <table:table-cell table:number-columns-repeated="2"/>
          <table:table-cell table:formula="of:=[.I5]*[.$C$35]" office:value-type="float" office:value="4921976.18023" calcext:value-type="float">
            <text:p>4921976.18023</text:p>
          </table:table-cell>
          <table:table-cell/>
        </table:table-row>
        <table:table-row table:style-name="ro1">
          <table:table-cell office:value-type="float" office:value="26.1" calcext:value-type="float">
            <text:p>26.1</text:p>
          </table:table-cell>
          <table:table-cell/>
          <table:table-cell office:value-type="float" office:value="1.532801" calcext:value-type="float">
            <text:p>1.532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8696313.946117" calcext:value-type="float">
            <text:p>8696313.946117</text:p>
          </table:table-cell>
          <table:table-cell office:value-type="float" office:value="1286.170106" calcext:value-type="float">
            <text:p>1286.170106</text:p>
          </table:table-cell>
          <table:table-cell table:number-columns-repeated="2"/>
          <table:table-cell table:formula="of:=[.I6]*[.$C$35]" office:value-type="float" office:value="8696313.946117" calcext:value-type="float">
            <text:p>8696313.946117</text:p>
          </table:table-cell>
          <table:table-cell/>
        </table:table-row>
        <table:table-row table:style-name="ro1">
          <table:table-cell office:value-type="float" office:value="27.9" calcext:value-type="float">
            <text:p>27.9</text:p>
          </table:table-cell>
          <table:table-cell/>
          <table:table-cell office:value-type="float" office:value="1.532852" calcext:value-type="float">
            <text:p>1.532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14873700.795834" calcext:value-type="float">
            <text:p>14873700.795834</text:p>
          </table:table-cell>
          <table:table-cell office:value-type="float" office:value="1878.84091" calcext:value-type="float">
            <text:p>1878.84091</text:p>
          </table:table-cell>
          <table:table-cell table:number-columns-repeated="2"/>
          <table:table-cell table:formula="of:=[.I7]*[.$C$35]" office:value-type="float" office:value="14873700.795834" calcext:value-type="float">
            <text:p>14873700.795834</text:p>
          </table:table-cell>
          <table:table-cell/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string" calcext:value-type="string">
            <text:p>***+**</text:p>
          </table:table-cell>
          <table:table-cell office:value-type="float" office:value="1.532937" calcext:value-type="float">
            <text:p>1.532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772951.372735" calcext:value-type="float">
            <text:p>2772951.372735</text:p>
          </table:table-cell>
          <table:table-cell office:value-type="float" office:value="211.005245" calcext:value-type="float">
            <text:p>211.005245</text:p>
          </table:table-cell>
          <table:table-cell table:number-columns-repeated="2"/>
          <table:table-cell table:formula="of:=[.I8]*[.$C$36]" office:value-type="float" office:value="59285700.3490743" calcext:value-type="float">
            <text:p>59285700.3490743</text:p>
          </table:table-cell>
          <table:table-cell/>
        </table:table-row>
        <table:table-row table:style-name="ro1">
          <table:table-cell office:value-type="float" office:value="35.5" calcext:value-type="float">
            <text:p>35.5</text:p>
          </table:table-cell>
          <table:table-cell/>
          <table:table-cell office:value-type="float" office:value="1.532985" calcext:value-type="float">
            <text:p>1.53298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762417464.313053" calcext:value-type="float">
            <text:p>762417464.313053</text:p>
          </table:table-cell>
          <table:table-cell office:value-type="float" office:value="34371.268492" calcext:value-type="float">
            <text:p>34371.268492</text:p>
          </table:table-cell>
          <table:table-cell table:number-columns-repeated="2"/>
          <table:table-cell table:formula="of:=[.I9]*[.$C$36]" office:value-type="float" office:value="16300485387.0131" calcext:value-type="float">
            <text:p>16300485387.0131</text:p>
          </table:table-cell>
          <table:table-cell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string" calcext:value-type="string">
            <text:p>***+**+*</text:p>
          </table:table-cell>
          <table:table-cell office:value-type="float" office:value="1.533013" calcext:value-type="float">
            <text:p>1.533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472603957.072916" calcext:value-type="float">
            <text:p>472603957.072916</text:p>
          </table:table-cell>
          <table:table-cell office:value-type="float" office:value="15265.774754" calcext:value-type="float">
            <text:p>15265.774754</text:p>
          </table:table-cell>
          <table:table-cell table:number-columns-repeated="2"/>
          <table:table-cell table:formula="of:=[.I10]*[.$C$36]*[.C37]" office:value-type="float" office:value="81844608077.9734" calcext:value-type="float">
            <text:p>81844608077.973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***+**+*+negro</text:p>
          </table:table-cell>
          <table:table-cell office:value-type="float" office:value="1.533021" calcext:value-type="float">
            <text:p>1.533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84674789.555927" calcext:value-type="float">
            <text:p>84674789.555927</text:p>
          </table:table-cell>
          <table:table-cell office:value-type="float" office:value="2461.716189" calcext:value-type="float">
            <text:p>2461.716189</text:p>
          </table:table-cell>
          <table:table-cell table:number-columns-repeated="2"/>
          <table:table-cell table:formula="of:=[.I11]*[.$C$36]*[.$C$38]*[.$C$37]" office:value-type="float" office:value="293276214114.326" calcext:value-type="float">
            <text:p>293276214114.326</text:p>
          </table:table-cell>
          <table:table-cell/>
        </table:table-row>
        <table:table-row table:style-name="ro1">
          <table:table-cell office:value-type="float" office:value="50.9" calcext:value-type="float">
            <text:p>50.9</text:p>
          </table:table-cell>
          <table:table-cell/>
          <table:table-cell office:value-type="float" office:value="1.533036" calcext:value-type="float">
            <text:p>1.53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796270401.3716" calcext:value-type="float">
            <text:p>3796270401.3716</text:p>
          </table:table-cell>
          <table:table-cell office:value-type="float" office:value="95032.819294" calcext:value-type="float">
            <text:p>95032.819294</text:p>
          </table:table-cell>
          <table:table-cell table:number-columns-repeated="2"/>
          <table:table-cell table:formula="of:=[.I12]*[.$C$36]*[.$C$38]*[.$C$37]" office:value-type="float" office:value="13148610311374.6" calcext:value-type="float">
            <text:p>13148610311374.6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1.533048" calcext:value-type="float">
            <text:p>1.533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4940096462.10106" calcext:value-type="float">
            <text:p>4940096462.10106</text:p>
          </table:table-cell>
          <table:table-cell office:value-type="float" office:value="120858.60009" calcext:value-type="float">
            <text:p>120858.60009</text:p>
          </table:table-cell>
          <table:table-cell table:number-columns-repeated="2"/>
          <table:table-cell table:formula="of:=[.I13]*[.$C$36]*[.$C$38]*[.$C$37]" office:value-type="float" office:value="17110320502274.7" calcext:value-type="float">
            <text:p>17110320502274.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1.533055" calcext:value-type="float">
            <text:p>1.533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6261867296.43165" calcext:value-type="float">
            <text:p>6261867296.43165</text:p>
          </table:table-cell>
          <table:table-cell office:value-type="float" office:value="160217.455572" calcext:value-type="float">
            <text:p>160217.455572</text:p>
          </table:table-cell>
          <table:table-cell table:number-columns-repeated="2"/>
          <table:table-cell table:formula="of:=[.I14]*[.$C$36]*[.$C$38]*[.$C$37]" office:value-type="float" office:value="21688353093228.8" calcext:value-type="float">
            <text:p>21688353093228.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1.533062" calcext:value-type="float">
            <text:p>1.533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8789316123.02822" calcext:value-type="float">
            <text:p>8789316123.02822</text:p>
          </table:table-cell>
          <table:table-cell office:value-type="float" office:value="218969.730042" calcext:value-type="float">
            <text:p>218969.730042</text:p>
          </table:table-cell>
          <table:table-cell table:number-columns-repeated="2"/>
          <table:table-cell table:formula="of:=[.I15]*[.$C$36]*[.$C$38]*[.$C$37]" office:value-type="float" office:value="30442323751075.6" calcext:value-type="float">
            <text:p>30442323751075.6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.533071" calcext:value-type="float">
            <text:p>1.533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9118955358.26412" calcext:value-type="float">
            <text:p>9118955358.26412</text:p>
          </table:table-cell>
          <table:table-cell office:value-type="float" office:value="225739.678354" calcext:value-type="float">
            <text:p>225739.678354</text:p>
          </table:table-cell>
          <table:table-cell table:number-columns-repeated="2"/>
          <table:table-cell table:formula="of:=[.I16]*[.$C$36]*[.$C$38]*[.$C$37]" office:value-type="float" office:value="31584049020669.3" calcext:value-type="float">
            <text:p>31584049020669.3</text:p>
          </table:table-cell>
          <table:table-cell/>
        </table:table-row>
        <table:table-row table:style-name="ro1">
          <table:table-cell office:value-type="float" office:value="87.5" calcext:value-type="float">
            <text:p>87.5</text:p>
          </table:table-cell>
          <table:table-cell/>
          <table:table-cell office:value-type="float" office:value="1.533074" calcext:value-type="float">
            <text:p>1.533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1328374714.7811" calcext:value-type="float">
            <text:p>11328374714.7811</text:p>
          </table:table-cell>
          <table:table-cell office:value-type="float" office:value="285842.97233" calcext:value-type="float">
            <text:p>285842.97233</text:p>
          </table:table-cell>
          <table:table-cell table:number-columns-repeated="2"/>
          <table:table-cell table:formula="of:=[.I17]*[.$C$36]*[.$C$38]*[.$C$37]" office:value-type="float" office:value="39236505527127.2" calcext:value-type="float">
            <text:p>39236505527127.2</text:p>
          </table:table-cell>
          <table:table-cell/>
        </table:table-row>
        <table:table-row table:style-name="ro1">
          <table:table-cell office:value-type="float" office:value="91.5" calcext:value-type="float">
            <text:p>91.5</text:p>
          </table:table-cell>
          <table:table-cell/>
          <table:table-cell office:value-type="float" office:value="1.533073" calcext:value-type="float">
            <text:p>1.533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2110871518.3953" calcext:value-type="float">
            <text:p>12110871518.3953</text:p>
          </table:table-cell>
          <table:table-cell office:value-type="float" office:value="323627.464091" calcext:value-type="float">
            <text:p>323627.464091</text:p>
          </table:table-cell>
          <table:table-cell table:number-columns-repeated="2"/>
          <table:table-cell table:formula="of:=[.I18]*[.$C$36]*[.$C$38]*[.$C$37]" office:value-type="float" office:value="41946730156253.2" calcext:value-type="float">
            <text:p>41946730156253.2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.533079" calcext:value-type="float">
            <text:p>1.533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5946435591.0242" calcext:value-type="float">
            <text:p>15946435591.0242</text:p>
          </table:table-cell>
          <table:table-cell office:value-type="float" office:value="396328.306533" calcext:value-type="float">
            <text:p>396328.306533</text:p>
          </table:table-cell>
          <table:table-cell table:number-columns-repeated="2"/>
          <table:table-cell table:formula="of:=[.I19]*[.$C$36]*[.$C$38]*[.$C$37]" office:value-type="float" office:value="55231436455647.8" calcext:value-type="float">
            <text:p>55231436455647.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.533076" calcext:value-type="float">
            <text:p>1.533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6785133468.1081" calcext:value-type="float">
            <text:p>16785133468.1081</text:p>
          </table:table-cell>
          <table:table-cell office:value-type="float" office:value="439620.450209" calcext:value-type="float">
            <text:p>439620.450209</text:p>
          </table:table-cell>
          <table:table-cell table:number-columns-repeated="2"/>
          <table:table-cell table:formula="of:=[.I20]*[.$C$36]*[.$C$38]*[.$C$37]" office:value-type="float" office:value="58136316874800.5" calcext:value-type="float">
            <text:p>58136316874800.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.533073" calcext:value-type="float">
            <text:p>1.53307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7566733681.9177" calcext:value-type="float">
            <text:p>17566733681.9177</text:p>
          </table:table-cell>
          <table:table-cell office:value-type="float" office:value="483583.841391" calcext:value-type="float">
            <text:p>483583.841391</text:p>
          </table:table-cell>
          <table:table-cell table:number-columns-repeated="2"/>
          <table:table-cell table:formula="of:=[.I21]*[.$C$36]*[.$C$38]*[.$C$37]" office:value-type="float" office:value="60843436111342.9" calcext:value-type="float">
            <text:p>60843436111342.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/>
          <table:table-cell office:value-type="float" office:value="1.533067" calcext:value-type="float">
            <text:p>1.5330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17090099249.4598" calcext:value-type="float">
            <text:p>17090099249.4598</text:p>
          </table:table-cell>
          <table:table-cell office:value-type="float" office:value="545024.361792" calcext:value-type="float">
            <text:p>545024.361792</text:p>
          </table:table-cell>
          <table:table-cell table:number-columns-repeated="2"/>
          <table:table-cell table:formula="of:=[.I22]*[.$C$36]*[.$C$38]*[.$C$37]" office:value-type="float" office:value="59192584156459" calcext:value-type="float">
            <text:p>5919258415645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1.533056" calcext:value-type="float">
            <text:p>1.5330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2483525546.6296" calcext:value-type="float">
            <text:p>22483525546.6296</text:p>
          </table:table-cell>
          <table:table-cell office:value-type="float" office:value="630041.290736" calcext:value-type="float">
            <text:p>630041.290736</text:p>
          </table:table-cell>
          <table:table-cell table:number-columns-repeated="2"/>
          <table:table-cell table:formula="of:=[.I23]*[.$C$36]*[.$C$38]*[.$C$37]" office:value-type="float" office:value="77873039742284.4" calcext:value-type="float">
            <text:p>77873039742284.4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1.533047" calcext:value-type="float">
            <text:p>1.5330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2407785555.205" calcext:value-type="float">
            <text:p>22407785555.205</text:p>
          </table:table-cell>
          <table:table-cell office:value-type="float" office:value="614391.244122" calcext:value-type="float">
            <text:p>614391.244122</text:p>
          </table:table-cell>
          <table:table-cell table:number-columns-repeated="2"/>
          <table:table-cell table:formula="of:=[.I24]*[.$C$36]*[.$C$38]*[.$C$37]" office:value-type="float" office:value="77610709737585.8" calcext:value-type="float">
            <text:p>77610709737585.8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/>
          <table:table-cell office:value-type="float" office:value="1.533024" calcext:value-type="float">
            <text:p>1.533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0195021631.0671" calcext:value-type="float">
            <text:p>30195021631.0671</text:p>
          </table:table-cell>
          <table:table-cell office:value-type="float" office:value="739080.550592" calcext:value-type="float">
            <text:p>739080.550592</text:p>
          </table:table-cell>
          <table:table-cell table:number-columns-repeated="2"/>
          <table:table-cell table:formula="of:=[.I25]*[.$C$36]*[.$C$38]*[.$C$37]" office:value-type="float" office:value="104582269120499" calcext:value-type="float">
            <text:p>10458226912049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/>
          <table:table-cell office:value-type="float" office:value="1.533022" calcext:value-type="float">
            <text:p>1.5330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3859503986.0392" calcext:value-type="float">
            <text:p>33859503986.0392</text:p>
          </table:table-cell>
          <table:table-cell office:value-type="float" office:value="814382.000822" calcext:value-type="float">
            <text:p>814382.000822</text:p>
          </table:table-cell>
          <table:table-cell table:number-columns-repeated="2"/>
          <table:table-cell table:formula="of:=[.I26]*[.$C$36]*[.$C$38]*[.$C$37]" office:value-type="float" office:value="117274423625886" calcext:value-type="float">
            <text:p>11727442362588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/>
          <table:table-cell office:value-type="float" office:value="1.533016" calcext:value-type="float">
            <text:p>1.533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6169181745.1532" calcext:value-type="float">
            <text:p>36169181745.1532</text:p>
          </table:table-cell>
          <table:table-cell office:value-type="float" office:value="911852.699103" calcext:value-type="float">
            <text:p>911852.699103</text:p>
          </table:table-cell>
          <table:table-cell table:number-columns-repeated="2"/>
          <table:table-cell table:formula="of:=[.I27]*[.$C$36]*[.$C$38]*[.$C$37]" office:value-type="float" office:value="125274131125243" calcext:value-type="float">
            <text:p>125274131125243</text:p>
          </table:table-cell>
          <table:table-cell/>
        </table:table-row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ro_2=21.38</text:p>
          </table:table-cell>
          <table:table-cell office:value-type="float" office:value="21.38" calcext:value-type="float">
            <text:p>21.3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iltro_1=8.1</text:p>
          </table:table-cell>
          <table:table-cell office:value-type="float" office:value="8.1" calcext:value-type="float">
            <text:p>8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egro= 2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</table:table>
      <table:table table:name="Sheet3" table:style-name="ta1">
        <table:table-column table:style-name="co1" table:number-columns-repeated="9" table:default-cell-style-name="Default"/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1.532529" calcext:value-type="float">
            <text:p>1.532529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354" calcext:value-type="float">
            <text:p>0.000354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1094048.494176" calcext:value-type="float">
            <text:p>1094048.494176</text:p>
          </table:table-cell>
          <table:table-cell office:value-type="float" office:value="338.074065" calcext:value-type="float">
            <text:p>338.074065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.53263" calcext:value-type="float">
            <text:p>1.53263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296" calcext:value-type="float">
            <text:p>0.00029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2027413.545724" calcext:value-type="float">
            <text:p>2027413.545724</text:p>
          </table:table-cell>
          <table:table-cell office:value-type="float" office:value="523.342675" calcext:value-type="float">
            <text:p>523.342675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.532678" calcext:value-type="float">
            <text:p>1.532678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2823295.061304" calcext:value-type="float">
            <text:p>2823295.061304</text:p>
          </table:table-cell>
          <table:table-cell office:value-type="float" office:value="658.027003" calcext:value-type="float">
            <text:p>658.0270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.532752" calcext:value-type="float">
            <text:p>1.532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4921976.18023" calcext:value-type="float">
            <text:p>4921976.18023</text:p>
          </table:table-cell>
          <table:table-cell office:value-type="float" office:value="850.82275" calcext:value-type="float">
            <text:p>850.8227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1.532801" calcext:value-type="float">
            <text:p>1.5328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17" calcext:value-type="float">
            <text:p>0.00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8696313.946117" calcext:value-type="float">
            <text:p>8696313.946117</text:p>
          </table:table-cell>
          <table:table-cell office:value-type="float" office:value="1286.170106" calcext:value-type="float">
            <text:p>1286.170106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1.532852" calcext:value-type="float">
            <text:p>1.5328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145" calcext:value-type="float">
            <text:p>0.00014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14873700.795834" calcext:value-type="float">
            <text:p>14873700.795834</text:p>
          </table:table-cell>
          <table:table-cell office:value-type="float" office:value="1878.84091" calcext:value-type="float">
            <text:p>1878.84091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1.532937" calcext:value-type="float">
            <text:p>1.5329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59345805.382069" calcext:value-type="float">
            <text:p>59345805.382069</text:p>
          </table:table-cell>
          <table:table-cell office:value-type="float" office:value="4515.278991" calcext:value-type="float">
            <text:p>4515.27899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1.532986" calcext:value-type="float">
            <text:p>1.532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23276592.679612" calcext:value-type="float">
            <text:p>523276592.679612</text:p>
          </table:table-cell>
          <table:table-cell office:value-type="float" office:value="37982.212041" calcext:value-type="float">
            <text:p>37982.212041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1.533013" calcext:value-type="float">
            <text:p>1.533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24925415.556421" calcext:value-type="float">
            <text:p>324925415.556421</text:p>
          </table:table-cell>
          <table:table-cell office:value-type="float" office:value="16605.371585" calcext:value-type="float">
            <text:p>16605.37158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.533021" calcext:value-type="float">
            <text:p>1.5330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58514736.831845" calcext:value-type="float">
            <text:p>58514736.831845</text:p>
          </table:table-cell>
          <table:table-cell office:value-type="float" office:value="2671.593166" calcext:value-type="float">
            <text:p>2671.593166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1.533036" calcext:value-type="float">
            <text:p>1.53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2621240478.50059" calcext:value-type="float">
            <text:p>2621240478.50059</text:p>
          </table:table-cell>
          <table:table-cell office:value-type="float" office:value="103948.012919" calcext:value-type="float">
            <text:p>103948.012919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533048" calcext:value-type="float">
            <text:p>1.533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3434579872.65763" calcext:value-type="float">
            <text:p>3434579872.65763</text:p>
          </table:table-cell>
          <table:table-cell office:value-type="float" office:value="131413.31875" calcext:value-type="float">
            <text:p>131413.3187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533055" calcext:value-type="float">
            <text:p>1.5330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4338639850.85625" calcext:value-type="float">
            <text:p>4338639850.85625</text:p>
          </table:table-cell>
          <table:table-cell office:value-type="float" office:value="174478.298705" calcext:value-type="float">
            <text:p>174478.2987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533062" calcext:value-type="float">
            <text:p>1.5330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6091497969.14081" calcext:value-type="float">
            <text:p>6091497969.14081</text:p>
          </table:table-cell>
          <table:table-cell office:value-type="float" office:value="238442.581157" calcext:value-type="float">
            <text:p>238442.58115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.533071" calcext:value-type="float">
            <text:p>1.5330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6290067267.45213" calcext:value-type="float">
            <text:p>6290067267.45213</text:p>
          </table:table-cell>
          <table:table-cell office:value-type="float" office:value="247944.72351" calcext:value-type="float">
            <text:p>247944.72351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1.533074" calcext:value-type="float">
            <text:p>1.533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7800461714.4599" calcext:value-type="float">
            <text:p>7800461714.4599</text:p>
          </table:table-cell>
          <table:table-cell office:value-type="float" office:value="311568.459054" calcext:value-type="float">
            <text:p>311568.459054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1.533074" calcext:value-type="float">
            <text:p>1.533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7800461714.4599" calcext:value-type="float">
            <text:p>7800461714.4599</text:p>
          </table:table-cell>
          <table:table-cell office:value-type="float" office:value="311568.459054" calcext:value-type="float">
            <text:p>311568.4590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33079" calcext:value-type="float">
            <text:p>1.533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11059285492.2779" calcext:value-type="float">
            <text:p>11059285492.2779</text:p>
          </table:table-cell>
          <table:table-cell office:value-type="float" office:value="427841.509324" calcext:value-type="float">
            <text:p>427841.50932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533076" calcext:value-type="float">
            <text:p>1.5330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11583543257.4997" calcext:value-type="float">
            <text:p>11583543257.4997</text:p>
          </table:table-cell>
          <table:table-cell office:value-type="float" office:value="474943.028614" calcext:value-type="float">
            <text:p>474943.02861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533073" calcext:value-type="float">
            <text:p>1.533073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12105258183.7288" calcext:value-type="float">
            <text:p>12105258183.7288</text:p>
          </table:table-cell>
          <table:table-cell office:value-type="float" office:value="521835.388176" calcext:value-type="float">
            <text:p>521835.3881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533066" calcext:value-type="float">
            <text:p>1.53306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33" calcext:value-type="float">
            <text:p>3.3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11697538930.1282" calcext:value-type="float">
            <text:p>11697538930.1282</text:p>
          </table:table-cell>
          <table:table-cell office:value-type="float" office:value="600761.987124" calcext:value-type="float">
            <text:p>600761.98712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.533056" calcext:value-type="float">
            <text:p>1.53305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15487013302.5173" calcext:value-type="float">
            <text:p>15487013302.5173</text:p>
          </table:table-cell>
          <table:table-cell office:value-type="float" office:value="687661.812002" calcext:value-type="float">
            <text:p>687661.81200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533047" calcext:value-type="float">
            <text:p>1.533047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<text:s/></text:p>
          </table:table-cell>
          <table:table-cell office:value-type="float" office:value="15367367270.3413" calcext:value-type="float">
            <text:p>15367367270.3413</text:p>
          </table:table-cell>
          <table:table-cell office:value-type="float" office:value="675165.465673" calcext:value-type="float">
            <text:p>675165.46567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.533025" calcext:value-type="float">
            <text:p>1.533025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20941096910.3373" calcext:value-type="float">
            <text:p>20941096910.3373</text:p>
          </table:table-cell>
          <table:table-cell office:value-type="float" office:value="797611.854832" calcext:value-type="float">
            <text:p>797611.85483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.533022" calcext:value-type="float">
            <text:p>1.533022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23243884498.3793" calcext:value-type="float">
            <text:p>23243884498.3793</text:p>
          </table:table-cell>
          <table:table-cell office:value-type="float" office:value="883821.23488" calcext:value-type="float">
            <text:p>883821.2348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.533016" calcext:value-type="float">
            <text:p>1.533016</text:p>
          </table:table-cell>
          <table:table-cell office:value-type="float" office:value="0.000001" calcext:value-type="float">
            <text:p>1E-06</text:p>
          </table:table-cell>
          <table:table-cell office:value-type="string" calcext:value-type="string">
            <text:p><text:s/>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02" calcext:value-type="float">
            <text:p>2E-06</text:p>
          </table:table-cell>
          <table:table-cell office:value-type="string" calcext:value-type="string">
            <text:p><text:s/></text:p>
          </table:table-cell>
          <table:table-cell office:value-type="float" office:value="24834201538.2303" calcext:value-type="float">
            <text:p>24834201538.2303</text:p>
          </table:table-cell>
          <table:table-cell office:value-type="float" office:value="986679.908886" calcext:value-type="float">
            <text:p>986679.908886</text:p>
          </table:table-cell>
        </table:table-row>
      </table:table>
      <table:table table:name="Sheet4" table:style-name="ta1">
        <table:shapes>
          <draw:frame draw:z-index="0" draw:style-name="gr1" draw:text-style-name="P1" svg:width="453.51pt" svg:height="255.09pt" svg:x="130.85pt" svg:y="2.83pt">
            <draw:object draw:notify-on-update-of-ranges="Sheet4.A1:Sheet4.A5 Sheet4.B1:Sheet4.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152.302" calcext:value-type="float">
            <text:p>152.302</text:p>
          </table:table-cell>
          <table:table-cell office:value-type="float" office:value="808.521" calcext:value-type="float">
            <text:p>808.521</text:p>
          </table:table-cell>
        </table:table-row>
        <table:table-row table:style-name="ro1">
          <table:table-cell office:value-type="float" office:value="150.813" calcext:value-type="float">
            <text:p>150.81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52.958" calcext:value-type="float">
            <text:p>152.958</text:p>
          </table:table-cell>
          <table:table-cell office:value-type="float" office:value="809.045" calcext:value-type="float">
            <text:p>809.045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810" calcext:value-type="float">
            <text:p>810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811" calcext:value-type="float">
            <text:p>8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9">00/00/0000</text:date>, <text:time style:data-style-name="N2" text:time-value="19:19:26.9969904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4" meta:cell-count="69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4.A1:Sheet4.B5" svg:x="0.32cm" svg:y="0.18cm" svg:width="12.508cm" svg:height="8.64cm">
          <chartooo:coordinate-region svg:x="1.127cm" svg:y="0.379cm" svg:width="11.42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4.B1:Sheet4.B5" chart:class="chart:scatter">
            <chart:domain table:cell-range-address="Sheet4.A1:Sheet4.A5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2.302">
                <text:p>152.302</text:p>
                <draw:g>
                  <svg:desc>Sheet4.A1:Sheet4.A5</svg:desc>
                </draw:g>
              </table:table-cell>
              <table:table-cell office:value-type="float" office:value="808.521">
                <text:p>808.521</text:p>
                <draw:g>
                  <svg:desc>Sheet4.B1:Sheet4.B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.813">
                <text:p>150.813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.958">
                <text:p>152.958</text:p>
              </table:table-cell>
              <table:table-cell office:value-type="float" office:value="809.045">
                <text:p>809.0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.5">
                <text:p>154.5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7.5">
                <text:p>157.5</text:p>
              </table:table-cell>
              <table:table-cell office:value-type="float" office:value="811">
                <text:p>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